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loext:opacity="0%" style:font-name="Liberation Mono" fo:font-size="24pt" style:font-size-asian="24pt" style:font-size-complex="24pt"/>
    </style:style>
    <style:style style:name="T2" style:family="text">
      <style:text-properties style:font-name="Liberation Mono" fo:font-size="24pt" style:font-size-asian="24pt" style:font-size-complex="24pt"/>
    </style:style>
    <style:style style:name="T3" style:family="text">
      <style:text-properties fo:color="#2a6099" loext:opacity="100%" style:font-name="Liberation Mono" fo:font-size="24pt" style:font-size-asian="24pt" style:font-size-complex="24pt"/>
    </style:style>
    <style:style style:name="T4" style:family="text">
      <style:text-properties style:use-window-font-color="true" loext:opacity="0%" style:font-name="Liberation Mono" fo:font-size="20pt" style:font-size-asian="20pt" style:font-size-complex="20pt"/>
    </style:style>
    <style:style style:name="T5" style:family="text">
      <style:text-properties style:font-name="Liberation Mono" fo:font-size="20pt" style:font-size-asian="20pt" style:font-size-complex="20pt"/>
    </style:style>
    <style:style style:name="T6" style:family="text">
      <style:text-properties fo:color="#2a6099" loext:opacity="100%" style:font-name="Liberation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473cm" svg:x="1.4cm" svg:y="5.839cm" presentation:class="title" presentation:user-transformed="true">
          <draw:text-box>
            <text:p>Управление цифровыми сигналами</text:p>
          </draw:text-box>
        </draw:frame>
        <draw:frame presentation:style-name="pr2" draw:text-style-name="P1" draw:layer="layout" svg:width="25.199cm" svg:height="3.294cm" svg:x="1.4cm" svg:y="9.525cm" presentation:class="outline" presentation:user-transformed="true">
          <draw:text-box>
            <text:p text:style-name="P2">Лекция 4-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Электрические характеристики</text:p>
          </draw:text-box>
        </draw:frame>
        <draw:frame presentation:style-name="pr2" draw:text-style-name="P1" draw:layer="layout" svg:width="25.199cm" svg:height="10.285cm" svg:x="1.4cm" svg:y="3.685cm" presentation:class="outline" presentation:user-transformed="true">
          <draw:text-box>
            <text:p>Обозначение выводов</text:p>
            <text:list text:style-name="L2">
              <text:list-item>
                <text:p>Цифровых – целыми числами, начиная с 0 – 0, 1, 2, 3...</text:p>
              </text:list-item>
              <text:list-item>
                <text:p>Аналоговых – буквой “A” и числом, начиная с 0 – A0, A1, A2...</text:p>
              </text:list-item>
            </text:list>
            <text:p>Максимальное напряжение</text:p>
            <text:list text:continue-numbering="true" text:style-name="L2">
              <text:list-item>
                <text:p>Высокого уровня Vcc+0,5 В</text:p>
              </text:list-item>
              <text:list-item>
                <text:p>Низкого уровня GND-0,5 В</text:p>
              </text:list-item>
            </text:list>
            <text:p>Максимальный ток</text:p>
            <text:list text:continue-numbering="true" text:style-name="L2">
              <text:list-item>
                <text:p>через вывод (кроме питающих) 40 мА</text:p>
              </text:list-item>
              <text:list-item>
                <text:p>через питающие выводы (Vcc и GND) 200 м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Работа цифровых портов</text:p>
          </draw:text-box>
        </draw:frame>
        <draw:frame presentation:style-name="pr2" draw:text-style-name="P1" draw:layer="layout" svg:width="25.199cm" svg:height="10.285cm" svg:x="1.4cm" svg:y="3.685cm" presentation:class="outline" presentation:user-transformed="true">
          <draw:text-box>
            <text:p>Цифровой вывод может находиться в двух состояниях</text:p>
            <text:list text:style-name="L2">
              <text:list-item>
                <text:p>Вход – вывод имеет высокое внутреннее сопротивление и малый входной ток</text:p>
                <text:p>Входы используются для получения информации из внешнего мира</text:p>
              </text:list-item>
              <text:list-item>
                <text:p>Выход – вывод имеет низкое внутреннее сопротивление и подключается к шине питания или к корпусу (GND)</text:p>
                <text:p>Выходы используются для передачи информации во внешний мир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Взаимодействие с цифровыми выводами</text:p>
          </draw:text-box>
        </draw:frame>
        <draw:frame presentation:style-name="pr2" draw:text-style-name="P1" draw:layer="layout" svg:width="11.935cm" svg:height="9.134cm" svg:x="1.4cm" svg:y="3.685cm" presentation:class="outline" presentation:user-transformed="true">
          <draw:text-box>
            <text:list text:style-name="L2">
              <text:list-header>
                <text:p>pin – номер вывода микроконтроллера</text:p>
              </text:list-header>
              <text:list-item>
                <text:p>Установить направление вывода микроконтроллера</text:p>
                <text:p><text:span text:style-name="T1">pinMode</text:span><text:span text:style-name="T2">(</text:span><text:span text:style-name="T3">int</text:span><text:span text:style-name="T2"> pin, </text:span><text:span text:style-name="T3">bool</text:span><text:span text:style-name="T2"> mode)</text:span></text:p>
                <text:p><text:span text:style-name="T2">mode := OUTPUT | INPUT</text:span></text:p>
              </text:list-item>
              <text:list-item>
                <text:p>Прочитать цифровой сигнал</text:p>
                <text:p><text:span text:style-name="T4">digitalRead</text:span><text:span text:style-name="T5">(</text:span><text:span text:style-name="T6">int</text:span><text:span text:style-name="T5"> pin)</text:span></text:p>
              </text:list-item>
            </text:list>
          </draw:text-box>
        </draw:frame>
        <draw:frame presentation:style-name="pr2" draw:text-style-name="P1" draw:layer="layout" svg:width="11.995cm" svg:height="3.935cm" svg:x="14.605cm" svg:y="3.685cm" presentation:class="outline" presentation:user-transformed="true">
          <draw:text-box>
            <text:list text:style-name="L2">
              <text:list-item>
                <text:p>Записать цифровой сигнал</text:p>
                <text:p><text:span text:style-name="T4">digitalWrite</text:span><text:span text:style-name="T5">(</text:span><text:span text:style-name="T6">int</text:span><text:span text:style-name="T5"> pin, </text:span><text:span text:style-name="T6">bool</text:span><text:span text:style-name="T5"> value)</text:span></text:p>
                <text:p><text:span text:style-name="T5">value := HIGH | LO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0:29:05.247159799</meta:creation-date>
    <meta:generator>LibreOffice/7.3.7.2$Linux_X86_64 LibreOffice_project/30$Build-2</meta:generator>
    <dc:date>2023-03-21T10:45:12.120789909</dc:date>
    <meta:editing-duration>PT44M53S</meta:editing-duration>
    <meta:editing-cycles>11</meta:editing-cycles>
    <meta:document-statistic meta:object-count="49"/>
  </office:meta>
</office:document-meta>
</file>